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87cm"/>
    </style:style>
    <style:style style:name="co3" style:family="table-column">
      <style:table-column-properties fo:break-before="auto" style:column-width="13.543cm"/>
    </style:style>
    <style:style style:name="co4" style:family="table-column">
      <style:table-column-properties fo:break-before="auto" style:column-width="3.985cm"/>
    </style:style>
    <style:style style:name="ro1" style:family="table-row">
      <style:table-row-properties style:row-height="0.6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Good">
      <style:table-cell-properties style:text-align-source="fix" style:repeat-content="false" fo:padding="0.101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Good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Bad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Error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padding="0.101cm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te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atus</text:p>
          </table:table-cell>
          <table:table-cell table:style-name="ce5" office:value-type="string" calcext:value-type="string">
            <text:p>Featur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Arquivo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criar um processo com sucesso</text:p>
          </table:table-cell>
          <table:table-cell office:value-type="string" calcext:value-type="string">
            <text:p>TesteProcesso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rocesso</text:p>
          </table:table-cell>
          <table:table-cell office:value-type="string" calcext:value-type="string">
            <text:p>Deve criar um processo com novo responsável e nova area envolvida com sucesso</text:p>
          </table:table-cell>
          <table:table-cell office:value-type="string" calcext:value-type="string">
            <text:p>TesteProcesso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sem senha atual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sem nova senh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sem confirmar nova senh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broken</text:p>
          </table:table-cell>
          <table:table-cell table:style-name="Bad" office:value-type="string" calcext:value-type="string">
            <text:p>Perfil</text:p>
          </table:table-cell>
          <table:table-cell table:style-name="Bad" office:value-type="string" calcext:value-type="string">
            <text:p>Deve retornar erro ao tentar editar Perfil com senha atual inválida</text:p>
          </table:table-cell>
          <table:table-cell table:style-name="Bad"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com nova senha inválid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Perfil</text:p>
          </table:table-cell>
          <table:table-cell office:value-type="string" calcext:value-type="string">
            <text:p>Deve retornar erro ao tentar editar Perfil com nova senha diferente da confirmada</text:p>
          </table:table-cell>
          <table:table-cell office:value-type="string" calcext:value-type="string">
            <text:p>TestePerf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o instrutor com sucess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o gestor com sucess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o admin com sucess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 senha pequena inválid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zer login com email inválido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senha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preencher o campo email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sem dados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Deve falhar fazer login com dados inválidos</text:p>
          </table:table-cell>
          <table:table-cell office:value-type="string" calcext:value-type="string">
            <text:p>TesteLogin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tentar editar uma etapa sem nome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retornar erro ao tentar criar uma etapa sem nome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excluir uma etapa sem nome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editar uma etapa com sucesso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tapa</text:p>
          </table:table-cell>
          <table:table-cell office:value-type="string" calcext:value-type="string">
            <text:p>Deve criar uma etapa com sucesso</text:p>
          </table:table-cell>
          <table:table-cell office:value-type="string" calcext:value-type="string">
            <text:p>TesteEtapa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editar uma edição sem nome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editar uma edição sem data inici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editar uma edição sem data fin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sem nome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sem data inici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sem data fin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com data inicial inválida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retornar erro ao tentar criar uma edição com data final igual a data inicial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editar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editar o status de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criar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Edicoes</text:p>
          </table:table-cell>
          <table:table-cell office:value-type="string" calcext:value-type="string">
            <text:p>Deve clonar uma edição com sucesso</text:p>
          </table:table-cell>
          <table:table-cell office:value-type="string" calcext:value-type="string">
            <text:p>TesteEdicoes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retornar erro ao tentar criar um dia não útil sem descriçã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retornar erro ao tentar criar um dia não útil sem data inicial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retornar erro ao tentar criar um dia não útil com data inicial inválida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editar a descricão de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editar a data final de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editar a data de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criar um dia não útil sem repetição anua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criar um dia não útil sem data fina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DiaNaoUtil</text:p>
          </table:table-cell>
          <table:table-cell office:value-type="string" calcext:value-type="string">
            <text:p>Deve criar um dia não útil com sucesso</text:p>
          </table:table-cell>
          <table:table-cell office:value-type="string" calcext:value-type="string">
            <text:p>TesteDiaNaoUtil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editar um colaborador sem carg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editar um colaborador com sucess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criar um colaborador sem nome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criar um colaborador sem email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iled</text:p>
          </table:table-cell>
          <table:table-cell table:style-name="Error" office:value-type="string" calcext:value-type="string">
            <text:p>Colaborador</text:p>
          </table:table-cell>
          <table:table-cell table:style-name="Error" office:value-type="string" calcext:value-type="string">
            <text:p>Deve retornar erro ao tentar criar um colaborador sem cargo</text:p>
          </table:table-cell>
          <table:table-cell table:style-name="Error"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retornar erro ao tentar criar um colaborador com email inválid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mudar o status de um colaborador com sucess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Deve editar um colaborador com sucesso</text:p>
          </table:table-cell>
          <table:table-cell office:value-type="string" calcext:value-type="string">
            <text:p>TesteColaboradorSteps</text:p>
          </table:table-cell>
          <table:table-cell table:style-name="Bad"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Criar um colaborador com sucess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assed</text:p>
          </table:table-cell>
          <table:table-cell office:value-type="string" calcext:value-type="string">
            <text:p>Colaborador</text:p>
          </table:table-cell>
          <table:table-cell office:value-type="string" calcext:value-type="string">
            <text:p>Criar um colaborador com mais de um cargo</text:p>
          </table:table-cell>
          <table:table-cell office:value-type="string" calcext:value-type="string">
            <text:p>TesteColaboradorSteps</text:p>
          </table:table-cell>
          <table:table-cell table:number-columns-repeated="1020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uites.A2:suites.D54" table:contains-header="false">
          <table:sort>
            <table:sort-by table:field-number="1" table:order="descending" table:data-type="automatic"/>
            <table:sort-by table:field-number="3" table:order="descending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20T23:58:07.289000000</dc:date>
    <meta:editing-duration>PT2H44M51S</meta:editing-duration>
    <meta:editing-cycles>3</meta:editing-cycles>
    <meta:generator>LibreOffice/7.1.7.2$Windows_X86_64 LibreOffice_project/c6a4e3954236145e2acb0b65f68614365aeee33f</meta:generator>
    <meta:document-statistic meta:table-count="1" meta:cell-count="216" meta:object-count="0"/>
  </office:meta>
</office:document-meta>
</file>